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4583in" style:rel-column-width="660*"/>
    </style:style>
    <style:style style:name="Table1.B" style:family="table-column">
      <style:table-column-properties style:column-width="3.25in" style:rel-column-width="4680*"/>
    </style:style>
    <style:style style:name="Table1.C" style:family="table-column">
      <style:table-column-properties style:column-width="2.984in" style:rel-column-width="429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en" fo:country="US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en" fo:country="US" style:language-asian="zxx" style:country-asian="none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Symbol" style:font-name-asian="Symbol" style:font-name-complex="Symbol"/>
    </style:style>
    <style:style style:name="T4" style:family="text">
      <style:text-properties style:font-name="Symbol" style:font-name-asian="Symbol" style:font-name-complex="Symbol" style:text-overline-style="none" style:text-overline-color="font-color"/>
    </style:style>
    <style:style style:name="T5" style:family="text">
      <style:text-properties style:font-name="Times New Roman" style:font-name-asian="Andale Sans UI" style:font-name-complex="Tahoma"/>
    </style:style>
    <style:style style:name="T6" style:family="text">
      <style:text-properties style:font-name="Times New Roman" style:font-name-asian="Andale Sans UI" style:font-name-complex="Tahoma" style:text-overline-style="none" style:text-overline-color="font-color"/>
    </style:style>
    <style:style style:name="T7" style:family="text">
      <style:text-properties style:font-name="Times New Roman1" style:font-name-asian="Andale Sans UI" style:font-name-complex="Tahoma"/>
    </style:style>
    <style:style style:name="T8" style:family="text">
      <style:text-properties style:font-name="Times New Roman1" style:font-name-asian="Andale Sans UI" style:font-name-complex="Tahoma" style:text-overline-style="wave" style:text-overline-width="auto" style:text-overline-color="font-color"/>
    </style:style>
    <style:style style:name="T9" style:family="text">
      <style:text-properties style:font-name="Times New Roman1" style:font-name-asian="Andale Sans UI" style:font-name-complex="Tahoma" style:text-overline-style="none" style:text-overline-color="font-color"/>
    </style:style>
    <style:style style:name="T10" style:family="text">
      <style:text-properties style:font-name="Times New Roman1" fo:font-weight="bold" style:font-name-asian="Andale Sans UI" style:font-weight-asian="bold" style:font-name-complex="Tahoma" style:font-weight-complex="bold"/>
    </style:style>
    <style:style style:name="T11" style:family="text">
      <style:text-properties style:font-name="Times New Roman1" fo:font-style="normal" style:font-name-asian="Andale Sans UI" style:font-style-asian="normal" style:font-name-complex="Tahoma" style:font-style-complex="normal"/>
    </style:style>
    <style:style style:name="T12" style:family="text">
      <style:text-properties style:font-name="Times New Roman1" fo:font-style="normal" style:font-name-asian="Andale Sans UI" style:font-style-asian="normal" style:font-name-complex="Tahoma" style:font-style-complex="normal" style:text-overline-style="wave" style:text-overline-width="auto" style:text-overline-color="font-color"/>
    </style:style>
    <style:style style:name="T13" style:family="text">
      <style:text-properties style:font-name="Times New Roman1" fo:font-style="normal" style:font-name-asian="Andale Sans UI" style:font-style-asian="normal" style:font-name-complex="Tahoma" style:font-style-complex="normal" style:text-overline-style="none" style:text-overline-color="font-color"/>
    </style:style>
    <style:style style:name="T14" style:family="text">
      <style:text-properties style:font-name="Times New Roman1" fo:font-weight="normal" style:font-name-asian="Andale Sans UI" style:font-weight-asian="normal" style:font-name-complex="Tahoma" style:font-weight-complex="normal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lution for Saxon “Advanced Math” Lesson 30 Problem #27</text:p>
      <text:p text:style-name="P1"/>
      <text:p text:style-name="P1">The key to solving this problem is to remember that an inscribed angle is half the intercepted arc (see lesson 11.B). <text:s/>You need to use some other facts about angles as well, and solve parts until you have enough information to solve it. <text:s/>Basically, keep finding out more facts, given your current facts, until you solve the whole thing. <text:s/>There are actually <text:span text:style-name="T1">many</text:span><text:span text:style-name="T2"> ways to solve this; here’s one (in this table, </text:span><text:span text:style-name="T11">m</text:span><text:span text:style-name="T12">CD</text:span><text:span text:style-name="T2"> means the length of the arc from C to D):</text:span></text:p>
      <text:p text:style-name="P1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tep</text:p>
            </table:table-cell>
            <table:table-cell table:style-name="Table1.A1" office:value-type="string">
              <text:p text:style-name="Table_20_Heading">Statement</text:p>
            </table:table-cell>
            <table:table-cell table:style-name="Table1.C1" office:value-type="string">
              <text:p text:style-name="Table_20_Heading">Justification</text:p>
            </table:table-cell>
          </table:table-row>
        </table:table-header-rows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m<text:span text:style-name="T3"></text:span><text:span text:style-name="T5">BAC=40</text:span><text:span text:style-name="T7">º, m</text:span><text:span text:style-name="T3"></text:span><text:span text:style-name="T5">BCA=30</text:span><text:span text:style-name="T7">º, m</text:span><text:span text:style-name="T8">CD</text:span><text:span text:style-name="T7">=</text:span><text:span text:style-name="T5">70</text:span><text:span text:style-name="T7">º</text:span></text:p>
          </table:table-cell>
          <table:table-cell table:style-name="Table1.C2" office:value-type="string">
            <text:p text:style-name="Table_20_Contents">Given</text:p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m<text:span text:style-name="T3">A</text:span><text:span text:style-name="T5">BC=180</text:span><text:span text:style-name="T7">º-40º-30º=110</text:span><text:span text:style-name="T10">º</text:span></text:p>
          </table:table-cell>
          <table:table-cell table:style-name="Table1.C2" office:value-type="string">
            <text:p text:style-name="Table_20_Contents">Sum of angles in a triangle is 180<text:span text:style-name="T10">º</text:span></text:p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m<text:span text:style-name="T3"></text:span><text:span text:style-name="T5">CAD= </text:span><text:span text:style-name="T7">m</text:span><text:span text:style-name="T8">CD</text:span><text:span text:style-name="T7">/2 = 7</text:span><text:span text:style-name="T5">0</text:span><text:span text:style-name="T7">º/2 <text:s/>= 35º</text:span></text:p>
          </table:table-cell>
          <table:table-cell table:style-name="Table1.C2" office:value-type="string">
            <text:p text:style-name="Table_20_Contents">An inscribed angle is 1/2 the intercepted arc. <text:s/>See lesson 11.B. <text:s/>We were given the intercepted arc length, so we can find the inscribed angle.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m<text:span text:style-name="T3"></text:span><text:span text:style-name="T5">ABC= </text:span><text:span text:style-name="T7">m</text:span><text:span text:style-name="T8">ADC</text:span><text:span text:style-name="T7">/2 so 110º <text:s/>= <text:s/>m</text:span><text:span text:style-name="T8">ADC</text:span><text:span text:style-name="T7">/2</text:span></text:p>
            <text:p text:style-name="Table_20_Contents"><text:span text:style-name="T7">so m</text:span><text:span text:style-name="T8">ADC</text:span><text:span text:style-name="T7"> = 220º</text:span></text:p>
          </table:table-cell>
          <table:table-cell table:style-name="Table1.C2" office:value-type="string">
            <text:p text:style-name="Table_20_Contents">An inscribed angle is 1/2 the intercepted arc. <text:s/>This time we're going the other way; we know the inscribed angle, so we can find the intercepted arc length.</text:p>
          </table:table-cell>
        </table:table-row>
        <table:table-row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<text:span text:style-name="T7">m</text:span><text:span text:style-name="T8">ABC</text:span><text:span text:style-name="T9"> = 360º – m</text:span><text:span text:style-name="T8">ADC</text:span><text:span text:style-name="T9"> = <text:s/>360º – 220º = 140º</text:span></text:p>
          </table:table-cell>
          <table:table-cell table:style-name="Table1.C2" office:value-type="string">
            <text:p text:style-name="Table_20_Contents">Total arc around a circle is 360<text:span text:style-name="T7">º. <text:s/>We already know m</text:span><text:span text:style-name="T8">ADC</text:span><text:span text:style-name="T7"> from the previous step, and since m</text:span><text:span text:style-name="T8">ABC</text:span><text:span text:style-name="T9"> is what is left in the circle, we can find its value.</text:span></text:p>
          </table:table-cell>
        </table:table-row>
        <table:table-row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Table_20_Contents">x = <text:span text:style-name="T9">m</text:span><text:span text:style-name="T4"></text:span><text:span text:style-name="T6">ADC = </text:span><text:span text:style-name="T9">m</text:span><text:span text:style-name="T8">ABC</text:span><text:span text:style-name="T9">/2 = 140º/2 = 70º</text:span></text:p>
          </table:table-cell>
          <table:table-cell table:style-name="Table1.C2" office:value-type="string">
            <text:p text:style-name="Table_20_Contents">An inscribed angle is 1/2 the intercepted arc; we know the intercepted arc from the last step, so we can now solve for x.</text:p>
          </table:table-cell>
        </table:table-row>
        <table:table-row>
          <table:table-cell table:style-name="Table1.A2" office:value-type="string">
            <text:p text:style-name="Table_20_Contents">7</text:p>
          </table:table-cell>
          <table:table-cell table:style-name="Table1.A2" office:value-type="string">
            <text:p text:style-name="Table_20_Contents"><text:span text:style-name="T9">360º = x + y + 30º + 110º + 40º + 35º</text:span></text:p>
          </table:table-cell>
          <table:table-cell table:style-name="Table1.C2" office:value-type="string">
            <text:p text:style-name="Table_20_Contents">Sum of interior angles of a quadrilaterial is 360<text:span text:style-name="T14">º; this is the set of angles in the quadrilateral ABCD.</text:span></text:p>
          </table:table-cell>
        </table:table-row>
        <table:table-row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<text:span text:style-name="T9">360º = y + 285º</text:span></text:p>
          </table:table-cell>
          <table:table-cell table:style-name="Table1.C2" office:value-type="string">
            <text:p text:style-name="Table_20_Contents">Simplify step 7 by substituting x=<text:span text:style-name="T9">70º (see step 6) and adding up the rest</text:span></text:p>
          </table:table-cell>
        </table:table-row>
        <table:table-row>
          <table:table-cell table:style-name="Table1.A2" office:value-type="string">
            <text:p text:style-name="Table_20_Contents">9</text:p>
          </table:table-cell>
          <table:table-cell table:style-name="Table1.A2" office:value-type="string">
            <text:p text:style-name="Table_20_Contents"><text:span text:style-name="T9">y = 75º</text:span></text:p>
          </table:table-cell>
          <table:table-cell table:style-name="Table1.C2" office:value-type="string">
            <text:p text:style-name="Table_20_Contents">Simplify step 8 by solving for y.</text:p>
          </table:table-cell>
        </table:table-row>
      </table:table>
      <text:p text:style-name="P1"><text:span text:style-name="T2"/></text:p>
      <text:p text:style-name="P1"><text:span text:style-name="T2">So x=</text:span><text:span text:style-name="T13">70º, y = 75º.</text:span></text:p>
      <text:p text:style-name="P1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6M32S</meta:editing-duration>
    <meta:editing-cycles>19</meta:editing-cycles>
    <meta:generator>OpenOffice.org/3.3$Win32 OpenOffice.org_project/330m20$Build-9567</meta:generator>
    <dc:date>2011-04-04T21:57:13.31</dc:date>
    <dc:creator>David A. Wheeler</dc:creator>
    <meta:document-statistic meta:table-count="1" meta:image-count="0" meta:object-count="0" meta:page-count="1" meta:paragraph-count="34" meta:word-count="339" meta:character-count="1639"/>
    <meta:user-defined meta:name="Info 1"/>
    <meta:user-defined meta:name="Info 2"/>
    <meta:user-defined meta:name="Info 3"/>
    <meta:user-defined meta:name="Info 4"/>
  </office:meta>
</office:document-meta>
</file>